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7pt"/>
    </style:style>
    <style:style style:name="co2" style:family="table-column">
      <style:table-column-properties fo:break-before="auto" style:column-width="137.65pt"/>
    </style:style>
    <style:style style:name="co3" style:family="table-column">
      <style:table-column-properties fo:break-before="auto" style:column-width="57.09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58.65pt"/>
    </style:style>
    <style:style style:name="co6" style:family="table-column">
      <style:table-column-properties fo:break-before="auto" style:column-width="76.31pt"/>
    </style:style>
    <style:style style:name="co7" style:family="table-column">
      <style:table-column-properties fo:break-before="auto" style:column-width="57.86pt"/>
    </style:style>
    <style:style style:name="co8" style:family="table-column">
      <style:table-column-properties fo:break-before="auto" style:column-width="104.2pt"/>
    </style:style>
    <style:style style:name="co9" style:family="table-column">
      <style:table-column-properties fo:break-before="auto" style:column-width="67.8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ackground-color="#006b6b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1"/>
    <style:style style:name="ce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ackground-color="#e6e6e6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ackground-color="#198a8a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47b8b8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ackground-color="#198a8a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ackground-color="#47b8b8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ackground-color="#198a8a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ackground-color="#47b8b8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ackground-color="#198a8a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ackground-color="#47b8b8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ackground-color="#198a8a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ackground-color="#47b8b8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ackground-color="#198a8a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ackground-color="#198a8a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lt;0" style:apply-style-name="Untitled2" style:base-cell-address="Sheet1.I1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60.47pt" svg:height="255.23pt" svg:x="91.22pt" svg:y="238.76pt">
            <loext:p draw:notify-on-update-of-ranges="Sheet1.B6:Sheet1.B15 Sheet1.I6:Sheet1.I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4" table:default-cell-style-name="ce4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Default" office:value-type="string" calcext:value-type="string">
            <text:p>Stock Portfolio Prepared by: Andrew Nash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Brokerage Commission:</text:p>
          </table:table-cell>
          <table:table-cell table:style-name="ce3" office:value-type="percentage" office:value="0.07" calcext:value-type="percentage">
            <text:p>7.00%</text:p>
          </table:table-cell>
          <table:table-cell table:style-name="ce3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office:value-type="string" calcext:value-type="string">
            <text:p>Stock Name</text:p>
          </table:table-cell>
          <table:table-cell table:style-name="ce1" office:value-type="string" calcext:value-type="string">
            <text:p>Date Sold</text:p>
          </table:table-cell>
          <table:table-cell table:style-name="ce1" office:value-type="string" calcext:value-type="string">
            <text:p>Purchase Price</text:p>
          </table:table-cell>
          <table:table-cell table:style-name="ce1" office:value-type="string" calcext:value-type="string">
            <text:p>Sold Price</text:p>
          </table:table-cell>
          <table:table-cell table:style-name="ce1" office:value-type="string" calcext:value-type="string">
            <text:p>Sold Quantity</text:p>
          </table:table-cell>
          <table:table-cell table:style-name="ce1" office:value-type="string" calcext:value-type="string">
            <text:p>Sold Total</text:p>
          </table:table-cell>
          <table:table-cell table:style-name="ce1" office:value-type="string" calcext:value-type="string">
            <text:p>Brokerage Fee</text:p>
          </table:table-cell>
          <table:table-cell table:style-name="ce1" office:value-type="string" calcext:value-type="string">
            <text:p>Total Gain/Loss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ABCcorp</text:p>
          </table:table-cell>
          <table:table-cell office:value-type="float" office:value="40242" calcext:value-type="float">
            <text:p>4024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formula="of:=[.E6]*[.F6]" office:value-type="float" office:value="238" calcext:value-type="float">
            <text:p>238</text:p>
          </table:table-cell>
          <table:table-cell table:formula="of:=[.$C$3]*[.G6]" office:value-type="float" office:value="16.66" calcext:value-type="float">
            <text:p>16.66</text:p>
          </table:table-cell>
          <table:table-cell table:style-name="ce7" table:formula="of:=[.G6]-[.H6]-[.D6]*[.F6]" office:value-type="float" office:value="67.34" calcext:value-type="float">
            <text:p>67.3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ntel</text:p>
          </table:table-cell>
          <table:table-cell table:style-name="ce5" office:value-type="float" office:value="40514" calcext:value-type="float">
            <text:p>40514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[.E7]*[.F7]" office:value-type="float" office:value="900" calcext:value-type="float">
            <text:p>900</text:p>
          </table:table-cell>
          <table:table-cell table:style-name="ce5" table:formula="of:=[.$C$3]*[.G7]" office:value-type="float" office:value="63" calcext:value-type="float">
            <text:p>63</text:p>
          </table:table-cell>
          <table:table-cell table:style-name="ce8" table:formula="of:=[.G7]-[.H7]-[.D7]*[.F7]" office:value-type="float" office:value="57" calcext:value-type="float">
            <text:p>57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Macdonald’s</text:p>
          </table:table-cell>
          <table:table-cell office:value-type="float" office:value="40524" calcext:value-type="float">
            <text:p>40524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table:formula="of:=[.E8]*[.F8]" office:value-type="float" office:value="1200" calcext:value-type="float">
            <text:p>1200</text:p>
          </table:table-cell>
          <table:table-cell table:formula="of:=[.$C$3]*[.G8]" office:value-type="float" office:value="84" calcext:value-type="float">
            <text:p>84</text:p>
          </table:table-cell>
          <table:table-cell table:style-name="ce9" table:formula="of:=[.G8]-[.H8]-[.D8]*[.F8]" office:value-type="float" office:value="-159" calcext:value-type="float">
            <text:p>-15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dWest Tie</text:p>
          </table:table-cell>
          <table:table-cell table:style-name="ce5" office:value-type="float" office:value="40548" calcext:value-type="float">
            <text:p>4054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[.E9]*[.F9]" office:value-type="float" office:value="510" calcext:value-type="float">
            <text:p>510</text:p>
          </table:table-cell>
          <table:table-cell table:style-name="ce5" table:formula="of:=[.$C$3]*[.G9]" office:value-type="float" office:value="35.7" calcext:value-type="float">
            <text:p>35.7</text:p>
          </table:table-cell>
          <table:table-cell table:style-name="ce10" table:formula="of:=[.G9]-[.H9]-[.D9]*[.F9]" office:value-type="float" office:value="84.3" calcext:value-type="float">
            <text:p>84.3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Mocha Cola</text:p>
          </table:table-cell>
          <table:table-cell office:value-type="float" office:value="40589" calcext:value-type="float">
            <text:p>40589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table:formula="of:=[.E10]*[.F10]" office:value-type="float" office:value="990" calcext:value-type="float">
            <text:p>990</text:p>
          </table:table-cell>
          <table:table-cell table:formula="of:=[.$C$3]*[.G10]" office:value-type="float" office:value="69.3" calcext:value-type="float">
            <text:p>69.3</text:p>
          </table:table-cell>
          <table:table-cell table:style-name="ce11" table:formula="of:=[.G10]-[.H10]-[.D10]*[.F10]" office:value-type="float" office:value="146.7" calcext:value-type="float">
            <text:p>146.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use World</text:p>
          </table:table-cell>
          <table:table-cell table:style-name="ce5" office:value-type="float" office:value="40607" calcext:value-type="float">
            <text:p>40607</text:p>
          </table:table-cell>
          <table:table-cell table:style-name="ce5" office:value-type="float" office:value="31.25" calcext:value-type="float">
            <text:p>31.25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formula="of:=[.E11]*[.F11]" office:value-type="float" office:value="1500" calcext:value-type="float">
            <text:p>1500</text:p>
          </table:table-cell>
          <table:table-cell table:style-name="ce5" table:formula="of:=[.$C$3]*[.G11]" office:value-type="float" office:value="105" calcext:value-type="float">
            <text:p>105</text:p>
          </table:table-cell>
          <table:table-cell table:style-name="ce12" table:formula="of:=[.G11]-[.H11]-[.D11]*[.F11]" office:value-type="float" office:value="770" calcext:value-type="float">
            <text:p>770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Micsoft</text:p>
          </table:table-cell>
          <table:table-cell office:value-type="float" office:value="40634" calcext:value-type="float">
            <text:p>40634</text:p>
          </table:table-cell>
          <table:table-cell office:value-type="float" office:value="40.25" calcext:value-type="float">
            <text:p>40.25</text:p>
          </table:table-cell>
          <table:table-cell office:value-type="float" office:value="52.25" calcext:value-type="float">
            <text:p>52.25</text:p>
          </table:table-cell>
          <table:table-cell office:value-type="float" office:value="10" calcext:value-type="float">
            <text:p>10</text:p>
          </table:table-cell>
          <table:table-cell table:formula="of:=[.E12]*[.F12]" office:value-type="float" office:value="522.5" calcext:value-type="float">
            <text:p>522.5</text:p>
          </table:table-cell>
          <table:table-cell table:formula="of:=[.$C$3]*[.G12]" office:value-type="float" office:value="36.575" calcext:value-type="float">
            <text:p>36.575</text:p>
          </table:table-cell>
          <table:table-cell table:style-name="ce13" table:formula="of:=[.G12]-[.H12]-[.D12]*[.F12]" office:value-type="float" office:value="83.425" calcext:value-type="float">
            <text:p>83.42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Yard</text:p>
          </table:table-cell>
          <table:table-cell table:style-name="ce5" office:value-type="float" office:value="40644" calcext:value-type="float">
            <text:p>40644</text:p>
          </table:table-cell>
          <table:table-cell table:style-name="ce5" office:value-type="float" office:value="37.05" calcext:value-type="float">
            <text:p>37.05</text:p>
          </table:table-cell>
          <table:table-cell table:style-name="ce5" office:value-type="float" office:value="47.45" calcext:value-type="float">
            <text:p>47.45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formula="of:=[.E13]*[.F13]" office:value-type="float" office:value="949" calcext:value-type="float">
            <text:p>949</text:p>
          </table:table-cell>
          <table:table-cell table:style-name="ce5" table:formula="of:=[.$C$3]*[.G13]" office:value-type="float" office:value="66.43" calcext:value-type="float">
            <text:p>66.43</text:p>
          </table:table-cell>
          <table:table-cell table:style-name="ce14" table:formula="of:=[.G13]-[.H13]-[.D13]*[.F13]" office:value-type="float" office:value="141.57" calcext:value-type="float">
            <text:p>141.57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Tritel</text:p>
          </table:table-cell>
          <table:table-cell office:value-type="float" office:value="40694" calcext:value-type="float">
            <text:p>40694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[.E14]*[.F14]" office:value-type="float" office:value="147" calcext:value-type="float">
            <text:p>147</text:p>
          </table:table-cell>
          <table:table-cell table:formula="of:=[.$C$3]*[.G14]" office:value-type="float" office:value="10.29" calcext:value-type="float">
            <text:p>10.29</text:p>
          </table:table-cell>
          <table:table-cell table:style-name="ce15" table:formula="of:=[.G14]-[.H14]-[.D14]*[.F14]" office:value-type="float" office:value="25.71" calcext:value-type="float">
            <text:p>25.7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MI</text:p>
          </table:table-cell>
          <table:table-cell table:style-name="ce5" office:value-type="float" office:value="40714" calcext:value-type="float">
            <text:p>4071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formula="of:=[.E15]*[.F15]" office:value-type="float" office:value="80" calcext:value-type="float">
            <text:p>80</text:p>
          </table:table-cell>
          <table:table-cell table:style-name="ce5" table:formula="of:=[.$C$3]*[.G15]" office:value-type="float" office:value="5.6" calcext:value-type="float">
            <text:p>5.6</text:p>
          </table:table-cell>
          <table:table-cell table:style-name="ce16" table:formula="of:=[.G15]-[.H15]-[.D15]*[.F15]" office:value-type="float" office:value="-85.6" calcext:value-type="float">
            <text:p>-85.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style-name="ce6"/>
          <table:table-cell table:style-name="ce6" table:formula="of:=SUM([.D6:.D15])" office:value-type="float" office:value="420.55" calcext:value-type="float">
            <text:p>420.55</text:p>
          </table:table-cell>
          <table:table-cell table:style-name="ce6" table:formula="of:=SUM([.E6:.E15])" office:value-type="float" office:value="537.7" calcext:value-type="float">
            <text:p>537.7</text:p>
          </table:table-cell>
          <table:table-cell table:style-name="ce6" table:formula="of:=SUM([.F6:.F15])" office:value-type="float" office:value="133" calcext:value-type="float">
            <text:p>133</text:p>
          </table:table-cell>
          <table:table-cell table:style-name="ce6" table:formula="of:=SUM([.G6:.G15])" office:value-type="float" office:value="7036.5" calcext:value-type="float">
            <text:p>7036.5</text:p>
          </table:table-cell>
          <table:table-cell table:style-name="ce6" table:formula="of:=SUM([.H6:.H15])" office:value-type="float" office:value="492.555" calcext:value-type="float">
            <text:p>492.555</text:p>
          </table:table-cell>
          <table:table-cell table:style-name="ce17" table:formula="of:=[.G16]-[.H16]-[.D16]*[.F16]" office:value-type="float" office:value="-49389.205" calcext:value-type="float">
            <text:p>-49389.205</text:p>
          </table:table-cell>
          <table:table-cell/>
        </table:table-row>
        <calcext:conditional-formats>
          <calcext:conditional-format calcext:target-range-address="Sheet1.I16:Sheet1.I16">
            <calcext:condition calcext:apply-style-name="Untitled2" calcext:value="&lt;0" calcext:base-cell-address="Sheet1.I16"/>
          </calcext:conditional-format>
          <calcext:conditional-format calcext:target-range-address="Sheet1.I6:Sheet1.I6">
            <calcext:condition calcext:apply-style-name="Untitled2" calcext:value="&lt;0" calcext:base-cell-address="Sheet1.I6"/>
          </calcext:conditional-format>
          <calcext:conditional-format calcext:target-range-address="Sheet1.I7:Sheet1.I7">
            <calcext:condition calcext:apply-style-name="Untitled2" calcext:value="&lt;0" calcext:base-cell-address="Sheet1.I7"/>
          </calcext:conditional-format>
          <calcext:conditional-format calcext:target-range-address="Sheet1.I8:Sheet1.I8">
            <calcext:condition calcext:apply-style-name="Untitled2" calcext:value="&lt;0" calcext:base-cell-address="Sheet1.I8"/>
          </calcext:conditional-format>
          <calcext:conditional-format calcext:target-range-address="Sheet1.I9:Sheet1.I9">
            <calcext:condition calcext:apply-style-name="Untitled2" calcext:value="&lt;0" calcext:base-cell-address="Sheet1.I9"/>
          </calcext:conditional-format>
          <calcext:conditional-format calcext:target-range-address="Sheet1.I10:Sheet1.I10">
            <calcext:condition calcext:apply-style-name="Untitled2" calcext:value="&lt;0" calcext:base-cell-address="Sheet1.I10"/>
          </calcext:conditional-format>
          <calcext:conditional-format calcext:target-range-address="Sheet1.I11:Sheet1.I11">
            <calcext:condition calcext:apply-style-name="Untitled2" calcext:value="&lt;0" calcext:base-cell-address="Sheet1.I11"/>
          </calcext:conditional-format>
          <calcext:conditional-format calcext:target-range-address="Sheet1.I12:Sheet1.I12">
            <calcext:condition calcext:apply-style-name="Untitled2" calcext:value="&lt;0" calcext:base-cell-address="Sheet1.I12"/>
          </calcext:conditional-format>
          <calcext:conditional-format calcext:target-range-address="Sheet1.I13:Sheet1.I13">
            <calcext:condition calcext:apply-style-name="Untitled2" calcext:value="&lt;0" calcext:base-cell-address="Sheet1.I13"/>
          </calcext:conditional-format>
          <calcext:conditional-format calcext:target-range-address="Sheet1.I14:Sheet1.I14">
            <calcext:condition calcext:apply-style-name="Untitled2" calcext:value="&lt;0" calcext:base-cell-address="Sheet1.I14"/>
          </calcext:conditional-format>
          <calcext:conditional-format calcext:target-range-address="Sheet1.I15:Sheet1.I15">
            <calcext:condition calcext:apply-style-name="Untitled2" calcext:value="&lt;0" calcext:base-cell-address="Sheet1.I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 style:data-style-name="N104">
      <style:table-cell-properties fo:background-color="#ff3333"/>
      <style:text-properties fo:color="#330000"/>
    </style:style>
    <style:style style:name="Untitled2" style:family="table-cell" style:parent-style-name="Default" style:data-style-name="N104">
      <style:table-cell-properties fo:background-color="#ff3333"/>
      <style:text-properties fo:color="#990000"/>
    </style:style>
  </office:styles>
  <office:automatic-styles>
    <style:page-layout style:name="Mpm1">
      <style:page-layout-properties fo:page-width="792pt" fo:page-height="612pt" style:num-format="1" style:print-orientation="landscape" style:scale-to="89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 style:data-style-name="N2" text:time-value="14:43:29.8146899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5:09:49.424886958</meta:creation-date>
    <dc:date>2017-07-11T14:59:36.026655951</dc:date>
    <meta:editing-duration>PT14M41S</meta:editing-duration>
    <meta:editing-cycles>2</meta:editing-cycles>
    <meta:generator>LibreOffice/5.1.6.2$Linux_X86_64 LibreOffice_project/10m0$Build-2</meta:generator>
    <meta:document-statistic meta:table-count="1" meta:cell-count="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dash" draw:stroke-dash="Ultrafine_20_Dashe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773cm" svg:height="9.005cm" xlink:href=".." xlink:type="simple" chart:class="chart:bar" chart:style-name="ch1">
        <chart:title svg:x="8.387cm" svg:y="0.316cm" chart:style-name="ch2">
          <text:p>Net Loss/Gain</text:p>
        </chart:title>
        <chart:plot-area chart:style-name="ch3" table:cell-range-address="Sheet1.B6:Sheet1.B15 Sheet1.I6:Sheet1.I15" chart:data-source-has-labels="column" svg:x="1.406cm" svg:y="1.275cm" svg:width="17.972cm" svg:height="6.56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68cm" svg:y="1.275cm" svg:width="17.126cm" svg:height="5.92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0.451cm" svg:y="5.013cm" chart:style-name="ch5">
              <text:p>Stock</text:p>
            </chart:title>
            <chart:categories table:cell-range-address="Sheet1.B6:Sheet1.B15"/>
          </chart:axis>
          <chart:axis chart:dimension="y" chart:name="primary-y" chart:style-name="ch6">
            <chart:title svg:x="10.004cm" svg:y="8.024cm" chart:style-name="ch7">
              <text:p>Total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Sheet1.I6:Sheet1.I15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ABCcorp</text:p>
                <draw:g>
                  <svg:desc>Sheet1.B6:Sheet1.B15</svg:desc>
                </draw:g>
              </table:table-cell>
              <table:table-cell office:value-type="float" office:value="67.34">
                <text:p>67.34</text:p>
                <draw:g>
                  <svg:desc>Sheet1.I6:Sheet1.I15</svg:desc>
                </draw:g>
              </table:table-cell>
            </table:table-row>
            <table:table-row>
              <table:table-cell office:value-type="string">
                <text:p>Fintel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Macdonald’s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MidWest Tie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Mocha Cola</text:p>
              </table:table-cell>
              <table:table-cell office:value-type="float" office:value="146.7">
                <text:p>146.7</text:p>
              </table:table-cell>
            </table:table-row>
            <table:table-row>
              <table:table-cell office:value-type="string">
                <text:p>Mouse World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Micsoft</text:p>
              </table:table-cell>
              <table:table-cell office:value-type="float" office:value="83.425">
                <text:p>83.425</text:p>
              </table:table-cell>
            </table:table-row>
            <table:table-row>
              <table:table-cell office:value-type="string">
                <text:p>ProYard</text:p>
              </table:table-cell>
              <table:table-cell office:value-type="float" office:value="141.57">
                <text:p>141.57</text:p>
              </table:table-cell>
            </table:table-row>
            <table:table-row>
              <table:table-cell office:value-type="string">
                <text:p>Tritel</text:p>
              </table:table-cell>
              <table:table-cell office:value-type="float" office:value="25.71">
                <text:p>25.71</text:p>
              </table:table-cell>
            </table:table-row>
            <table:table-row>
              <table:table-cell office:value-type="string">
                <text:p>BMI</text:p>
              </table:table-cell>
              <table:table-cell office:value-type="float" office:value="-85.6">
                <text:p>-85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